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5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5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3.4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3.4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4.472cm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4.472cm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6.4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6.4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4.4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4.722cm" fo:min-width="5.472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5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MathJax_Typewriter" fo:font-size="11pt" style:font-size-asian="11pt" style:font-size-complex="11pt"/>
    </style:style>
    <style:style style:name="P5" style:family="paragraph">
      <loext:graphic-properties draw:fill="none"/>
      <style:paragraph-properties fo:text-align="start"/>
      <style:text-properties style:font-name="MathJax_Typewriter" fo:font-size="12pt"/>
    </style:style>
    <style:style style:name="P6" style:family="paragraph">
      <loext:graphic-properties draw:fill="none"/>
      <style:paragraph-properties fo:text-align="start"/>
      <style:text-properties style:font-name="MathJax_Typewri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MathJax_Typewriter"/>
    </style:style>
    <style:style style:name="P9" style:family="paragraph">
      <style:paragraph-properties fo:text-align="start"/>
      <style:text-properties style:font-name="MathJax_Typewrite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font-name="MathJax_Typewri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1pt" style:font-size-asian="11pt" style:font-size-complex="11pt"/>
    </style:style>
    <style:style style:name="T3" style:family="text">
      <style:text-properties style:font-name="MathJax_Typewriter" fo:font-size="11pt" style:font-size-asian="16pt" style:font-size-complex="16pt"/>
    </style:style>
    <style:style style:name="T4" style:family="text">
      <style:text-properties style:font-name="MathJax_Typewriter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MathJax_Typewriter" fo:font-size="11pt" style:text-underline-style="none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solid" style:text-underline-width="auto" style:text-underline-color="font-color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cm" svg:height="1cm" svg:x="1cm" svg:y="3cm">
            <text:p text:style-name="P1"><text:span text:style-name="T1">Big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cm" svg:height="1cm" svg:x="1cm" svg:y="4cm">
            <text:p text:style-name="P3"><text:span text:style-name="T2">+impl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6cm" svg:height="1cm" svg:x="1cm" svg:y="5cm">
            <text:p text:style-name="P3"><text:span text:style-name="T3">+process_bind_param()</text:span></text:p>
            <text:p text:style-name="P3"><text:span text:style-name="T3">+process_result_value</text:span><text:span text:style-name="T3">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cm" svg:y="3cm">
            <text:p text:style-name="P1"><text:span text:style-name="T1">Produc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2cm" svg:x="8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articl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cm" svg:y="6cm">
            <text:p text:style-name="P3"><text:span text:style-name="T2">+__init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cm" svg:y="8cm">
            <text:p text:style-name="P1"><text:span text:style-name="T1">Articl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cm" svg:height="3cm" svg:x="8cm" svg:y="9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producer_id:?</text:span></text:p>
            <text:p text:style-name="P3"><text:span text:style-name="T2">+last_price:?</text:span></text:p>
            <text:p text:style-name="P3"><text:span text:style-name="T2">+devic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cm" svg:y="12cm">
            <text:p text:style-name="P3"><text:span text:style-name="T2">+__init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5cm" svg:height="1cm" svg:x="1cm" svg:y="7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5cm" svg:height="3cm" svg:x="1cm" svg:y="8cm">
            <text:p text:style-name="P7"><text:span text:style-name="T2">+__tablename__:?</text:span></text:p>
            <text:p text:style-name="P7"><text:span text:style-name="T2">+uid:?</text:span></text:p>
            <text:p text:style-name="P7"><text:span text:style-name="T2">+article_uid:?</text:span></text:p>
            <text:p text:style-name="P7"><text:span text:style-name="T2">+name:?</text:span></text:p>
            <text:p text:style-name="P7"><text:span text:style-name="T2">+code:?</text:span></text:p>
            <text:p text:style-name="P3"><text:span text:style-name="T2">+location_uid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cm" svg:height="1cm" svg:x="1cm" svg:y="11cm">
            <text:p text:style-name="P7"><text:span text:style-name="T2">+__init__()</text:span></text:p>
            <text:p text:style-name="P7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7cm" svg:height="1cm" svg:x="8cm" svg:y="14cm">
            <text:p text:style-name="P1"><text:span text:style-name="T1">PhoneNumb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7cm" svg:height="3cm" svg:x="8cm" svg:y="15cm">
            <text:p text:style-name="P3"><text:span text:style-name="T2">+__tablename__:?</text:span></text:p>
            <text:p text:style-name="P3"><text:span text:style-name="T2">+user_uid:?</text:span></text:p>
            <text:p text:style-name="P3"><text:span text:style-name="T2">+raw_string:?</text:span></text:p>
            <text:p text:style-name="P3"><text:span text:style-name="T2">+country_code:?</text:span></text:p>
            <text:p text:style-name="P3"><text:span text:style-name="T2">+area_code:?</text:span></text:p>
            <text:p text:style-name="P3"><text:span text:style-name="T2">+subscriber_number:?</text:span></text:p>
            <text:p text:style-name="P3"><text:span text:style-name="T2">+extension:?</text:span></text:p>
            <text:p text:style-name="P3"><text:span text:style-name="T2">+pattern:?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7cm" svg:height="3cm" svg:x="8cm" svg:y="18cm">
            <text:p text:style-name="P3"><text:span text:style-name="T2">+__init__()</text:span></text:p>
            <text:p text:style-name="P3"><text:span text:style-name="T4">+_whitespacekill</text:span><text:span text:style-name="T4">er()</text:span></text:p>
            <text:p text:style-name="P3"><text:span text:style-name="T5">+_extract_countr</text:span><text:span text:style-name="T5">y_code()</text:span></text:p>
            <text:p text:style-name="P3"><text:span text:style-name="T5">+_extract_area_c</text:span><text:span text:style-name="T5">ode()</text:span></text:p>
            <text:p text:style-name="P3"><text:span text:style-name="T5">+_extract_subscr</text:span><text:span text:style-name="T5">iber_number()</text:span></text:p>
            <text:p text:style-name="P3"><text:span text:style-name="T5">+_extract_extens</text:span><text:span text:style-name="T5">ion()</text:span></text:p>
            <text:p text:style-name="P3"><text:span text:style-name="T5">+__str__()</text:span></text:p>
            <text:p text:style-name="P3"><text:span text:style-name="T5">+__format__()</text:span></text:p>
            <text:p text:style-name="P3"><text:span text:style-name="T4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5cm" svg:height="1cm" svg:x="13cm" svg:y="3cm">
            <text:p text:style-name="P1"><text:span text:style-name="T1">L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5cm" svg:height="2cm" svg:x="13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devices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5cm" svg:height="1cm" svg:x="13cm" svg:y="6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cm" svg:height="1cm" svg:x="1cm" svg:y="14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6cm" svg:height="5cm" svg:x="1cm" svg:y="15cm">
            <text:p text:style-name="P9"><text:span text:style-name="T6">+__tablename__:?</text:span></text:p>
            <text:p text:style-name="P9"><text:span text:style-name="T6">+uid:?</text:span></text:p>
            <text:p text:style-name="P10"><text:span text:style-name="T2">+e_mail:?</text:span></text:p>
            <text:p text:style-name="P10"><text:span text:style-name="T7">+password:?</text:span></text:p>
            <text:p text:style-name="P10"><text:span text:style-name="T7">+salt:?</text:span></text:p>
            <text:p text:style-name="P10"><text:span text:style-name="T7">+name:?</text:span></text:p>
            <text:p text:style-name="P9"><text:span text:style-name="T2">+surname:?</text:span></text:p>
            <text:p text:style-name="P10"><text:span text:style-name="T2">+is_admin:?</text:span></text:p>
            <text:p text:style-name="P10"><text:span text:style-name="T2">+location_uid:?</text:span></text:p>
            <text:p text:style-name="P10"><text:span text:style-name="T7">+location:?</text:span></text:p>
            <text:p text:style-name="P10"><text:span text:style-name="T7">+responsibilities:?</text:span></text:p>
            <text:p text:style-name="P9"><text:span text:style-name="T2">+phonenumber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6cm" svg:height="2cm" svg:x="1cm" svg:y="20cm">
            <text:p text:style-name="P9"><text:span text:style-name="T7">+__init__()</text:span></text:p>
            <text:p text:style-name="P9"><text:span text:style-name="T8">+new_salt()</text:span></text:p>
            <text:p text:style-name="P9"><text:span text:style-name="T2">+hash()</text:span></text:p>
            <text:p text:style-name="P9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5cm" svg:height="1cm" svg:x="13cm" svg:y="8cm">
            <text:p text:style-name="P1"><text:span text:style-name="T1">Responsibilit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cm" svg:height="2cm" svg:x="13cm" svg:y="9cm">
            <text:p text:style-name="P9"><text:span text:style-name="T6">+__tablename__:?</text:span></text:p>
            <text:p text:style-name="P9"><text:span text:style-name="T6">+device_uid:?</text:span></text:p>
            <text:p text:style-name="P9"><text:span text:style-name="T6">+user_uid:?</text:span></text:p>
            <text:p text:style-name="P9"><text:span text:style-name="T6">+location_uid:?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5cm" svg:height="1cm" svg:x="13cm" svg:y="11cm">
            <text:p text:style-name="P9"><text:span text:style-name="T6">+__init__()</text:span></text:p>
            <text:p text:style-name="P9"><text:span text:style-name="T6">+__str__(self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9:32:24.720218360</meta:creation-date>
    <meta:generator>LibreOffice/6.0.6.2$Linux_X86_64 LibreOffice_project/00m0$Build-2</meta:generator>
    <dc:date>2018-12-11T16:59:52.488851005</dc:date>
    <meta:editing-duration>PT21M25S</meta:editing-duration>
    <meta:editing-cycles>5</meta:editing-cycles>
    <meta:document-statistic meta:object-count="32"/>
  </office:meta>
</office:document-meta>
</file>